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3" style:family="graphic" style:parent-style-name="objectwithoutfill">
      <style:graphic-properties draw:stroke="dash" draw:stroke-dash="Fine_20_Dotted" svg:stroke-color="#666666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0.892cm"/>
    </style:style>
    <style:style style:name="gr15" style:family="graphic" style:parent-style-name="objectwithoutfill">
      <style:graphic-properties draw:fill="none" draw:fill-hatch-solid="false" draw:textarea-vertical-align="middle"/>
    </style:style>
    <style:style style:name="gr16" style:family="graphic" style:parent-style-name="standard">
      <style:graphic-properties draw:fill="hatch" draw:fill-hatch-name="Black_20_45_20_Degrees" draw:textarea-vertical-align="middl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06cm" draw:marker-start-center="false" draw:marker-end="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20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06cm" draw:marker-start-center="false" draw:marker-end="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21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06cm" draw:marker-start-center="false" draw:marker-end="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22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06cm" draw:marker-start-center="false" draw:marker-end="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23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06cm" draw:marker-start-center="false" draw:marker-end="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24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06cm" draw:marker-start-center="false" draw:marker-end="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25" style:family="graphic" style:parent-style-name="standard">
      <style:graphic-properties draw:stroke="solid" svg:stroke-width="0.026cm" svg:stroke-color="#000000" svg:stroke-opacity="100%" draw:fill="none" fo:padding-top="-0.02cm" fo:padding-bottom="-0.02cm" fo:padding-left="-0.02cm" fo:padding-right="-0.02cm"/>
    </style:style>
    <style:style style:name="gr26" style:family="graphic" style:parent-style-name="standard">
      <style:graphic-properties draw:stroke="solid" svg:stroke-width="0.035cm" svg:stroke-color="#000000" svg:stroke-opacity="100%" draw:fill="solid" draw:fill-color="#ffffff" draw:opacity="100%" fo:min-height="0.126cm" fo:min-width="0.126cm" fo:padding-top="-0.017cm" fo:padding-bottom="-0.017cm" fo:padding-left="-0.017cm" fo:padding-right="-0.017cm"/>
    </style:style>
    <style:style style:name="gr27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000000" draw:marker-start-width="0.245cm" draw:marker-end-width="0.245cm" draw:fill="solid" draw:fill-color="#23ff23" draw:textarea-horizontal-align="justify" draw:textarea-vertical-align="middle" draw:auto-grow-height="false" fo:padding-top="0.14cm" fo:padding-bottom="0.14cm" fo:padding-left="0.265cm" fo:padding-right="0.265cm"/>
    </style:style>
    <style:style style:name="gr30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31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2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3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text-shadow="none" fo:font-weight="bold" style:font-size-asian="32pt" style:font-weight-asian="bold" style:font-size-complex="32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style:text-overline-style="solid" style:text-overline-width="auto" style:text-overline-color="font-color"/>
    </style:style>
    <style:style style:name="P7" style:family="paragraph">
      <style:paragraph-properties fo:margin-top="0cm" fo:margin-bottom="0.353cm" fo:line-height="115%"/>
    </style:style>
    <style:style style:name="P8" style:family="paragraph">
      <style:paragraph-properties fo:margin-top="0cm" fo:margin-bottom="0.353cm" fo:line-height="115%" style:writing-mode="lr-tb" style:font-independent-line-spacing="true"/>
      <style:text-properties fo:font-size="11pt" style:text-overline-style="solid" style:text-overline-width="auto" style:text-overline-color="font-color"/>
    </style:style>
    <style:style style:name="P9" style:family="paragraph">
      <style:paragraph-properties fo:margin-top="0cm" fo:margin-bottom="0cm" fo:line-height="115%" fo:text-align="center" style:writing-mode="lr-tb"/>
    </style:style>
    <style:style style:name="P10" style:family="paragraph">
      <style:paragraph-properties fo:margin-top="0cm" fo:margin-bottom="0cm" fo:line-height="115%" fo:text-align="center" style:writing-mode="lr-tb"/>
      <style:text-properties fo:font-style="italic" style:font-style-asian="italic" style:font-style-complex="italic"/>
    </style:style>
    <style:style style:name="P11" style:family="paragraph">
      <style:paragraph-properties fo:margin-top="0cm" fo:margin-bottom="0.353cm" fo:line-height="115%" style:writing-mode="lr-tb" style:font-independent-line-spacing="true"/>
      <style:text-properties fo:font-size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text-properties fo:font-size="11pt"/>
    </style:style>
    <style:style style:name="P14" style:family="paragraph">
      <style:paragraph-properties fo:text-align="center"/>
      <style:text-properties fo:font-size="10pt" fo:font-weight="bold" style:font-size-asian="10pt" style:font-size-complex="10pt"/>
    </style:style>
    <style:style style:name="P15" style:family="paragraph">
      <style:paragraph-properties fo:text-align="center"/>
      <style:text-properties fo:font-size="10pt" fo:font-weight="bold"/>
    </style:style>
    <style:style style:name="P16" style:family="paragraph">
      <style:paragraph-properties fo:text-align="center"/>
      <style:text-properties fo:color="#ff0000" fo:font-size="18pt" style:font-size-asian="18pt" style:font-size-complex="18pt"/>
    </style:style>
    <style:style style:name="P17" style:family="paragraph">
      <style:paragraph-properties fo:text-align="center"/>
      <style:text-properties fo:color="#800000" fo:font-size="18pt" style:font-size-asian="18pt" style:font-size-complex="18pt"/>
    </style:style>
    <style:style style:name="P18" style:family="paragraph">
      <style:text-properties fo:color="#ff0000" fo:font-size="18pt" style:font-size-asian="18pt" style:font-size-complex="18pt"/>
    </style:style>
    <style:style style:name="T1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overline-style="solid" style:text-overline-width="auto" style:text-overline-color="font-color"/>
    </style:style>
    <style:style style:name="T6" style:family="text">
      <style:text-properties fo:font-size="7pt" style:font-name-asian="Calibri" style:font-size-asian="7pt" style:font-size-complex="7pt" style:text-overline-style="solid" style:text-overline-width="auto" style:text-overline-color="font-color"/>
    </style:style>
    <style:style style:name="T7" style:family="text">
      <style:text-properties fo:color="#000000" fo:font-size="10pt" fo:font-style="italic" style:font-name-asian="Calibri" style:font-size-asian="10pt" style:font-style-asian="italic" style:font-size-complex="10pt" style:font-style-complex="italic"/>
    </style:style>
    <style:style style:name="T8" style:family="text">
      <style:text-properties fo:font-size="7pt" style:font-name-asian="Calibri" style:font-size-asian="7pt" style:font-size-complex="7pt"/>
    </style:style>
    <style:style style:name="T9" style:family="text">
      <style:text-properties fo:font-size="10pt" fo:font-weight="bold" style:font-size-asian="10pt" style:font-size-complex="10pt"/>
    </style:style>
    <style:style style:name="T10" style:family="text">
      <style:text-properties fo:font-size="10pt" fo:font-weight="bold"/>
    </style:style>
    <style:style style:name="T11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g>
              <draw:line draw:style-name="gr1" draw:text-style-name="P1" draw:layer="layout" svg:x1="1.75cm" svg:y1="3.5cm" svg:x2="2.31cm" svg:y2="3.5cm">
                <text:p/>
              </draw:line>
              <draw:line draw:style-name="gr1" draw:text-style-name="P1" draw:layer="layout" svg:x1="2.31cm" svg:y1="2.8cm" svg:x2="2.31cm" svg:y2="3.5cm">
                <text:p/>
              </draw:line>
              <draw:line draw:style-name="gr1" draw:text-style-name="P1" draw:layer="layout" svg:x1="2.87cm" svg:y1="3.5cm" svg:x2="3.43cm" svg:y2="3.5cm">
                <text:p/>
              </draw:line>
              <draw:line draw:style-name="gr1" draw:text-style-name="P1" draw:layer="layout" svg:x1="3.99cm" svg:y1="3.5cm" svg:x2="4.55cm" svg:y2="3.5cm">
                <text:p/>
              </draw:line>
              <draw:line draw:style-name="gr1" draw:text-style-name="P1" draw:layer="layout" svg:x1="2.31cm" svg:y1="2.8cm" svg:x2="2.87cm" svg:y2="2.8cm">
                <text:p/>
              </draw:line>
              <draw:line draw:style-name="gr1" draw:text-style-name="P1" draw:layer="layout" svg:x1="3.43cm" svg:y1="2.8cm" svg:x2="3.99cm" svg:y2="2.8cm">
                <text:p/>
              </draw:line>
              <draw:line draw:style-name="gr1" draw:text-style-name="P1" draw:layer="layout" svg:x1="2.87cm" svg:y1="2.8cm" svg:x2="2.87cm" svg:y2="3.5cm">
                <text:p/>
              </draw:line>
              <draw:line draw:style-name="gr1" draw:text-style-name="P1" draw:layer="layout" svg:x1="3.43cm" svg:y1="2.8cm" svg:x2="3.43cm" svg:y2="3.5cm">
                <text:p/>
              </draw:line>
              <draw:line draw:style-name="gr1" draw:text-style-name="P1" draw:layer="layout" svg:x1="3.99cm" svg:y1="2.8cm" svg:x2="3.99cm" svg:y2="3.5cm">
                <text:p/>
              </draw:line>
            </draw:g>
            <draw:custom-shape draw:style-name="gr2" draw:text-style-name="P1" draw:layer="layout" svg:width="3.5cm" svg:height="2.1cm" svg:x="1.4cm" svg:y="2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1" draw:layer="layout" svg:width="2.7cm" svg:height="2cm" svg:x="6cm" svg:y="2.4cm">
              <text:p/>
              <draw:enhanced-geometry draw:glue-point-type="segments" draw:type="mso-spt100" draw:modifiers="89.8396363817258 -89.844806596261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line draw:style-name="gr4" draw:text-style-name="P1" draw:layer="layout" svg:x1="4.9cm" svg:y1="3cm" svg:x2="7.4cm" svg:y2="3cm">
            <text:p/>
          </draw:line>
          <draw:frame draw:style-name="gr5" draw:layer="layout" svg:width="0.925cm" svg:height="0.962cm" svg:x="1.3cm" svg:y="5.4cm">
            <draw:text-box>
              <text:p>A</text:p>
            </draw:text-box>
          </draw:frame>
          <draw:frame draw:style-name="gr5" draw:layer="layout" svg:width="0.925cm" svg:height="0.962cm" svg:x="1.301cm" svg:y="7.001cm">
            <draw:text-box>
              <text:p>B</text:p>
            </draw:text-box>
          </draw:frame>
          <draw:line draw:style-name="gr1" draw:text-style-name="P1" draw:layer="layout" svg:x1="2.3cm" svg:y1="5.8cm" svg:x2="6.4cm" svg:y2="5.8cm">
            <text:p/>
          </draw:line>
          <draw:line draw:style-name="gr1" draw:text-style-name="P1" draw:layer="layout" svg:x1="6.4cm" svg:y1="3.9cm" svg:x2="6.4cm" svg:y2="5.8cm">
            <text:p/>
          </draw:line>
          <draw:line draw:style-name="gr4" draw:text-style-name="P1" draw:layer="layout" svg:x1="6.4cm" svg:y1="3.9cm" svg:x2="7.4cm" svg:y2="3.9cm">
            <text:p/>
          </draw:line>
          <draw:custom-shape draw:style-name="gr6" draw:text-style-name="P1" draw:layer="layout" svg:width="3.7cm" svg:height="3cm" svg:x="9.6cm" svg:y="2cm">
            <text:p text:style-name="P1">Contado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8.7cm" svg:y1="3.4cm" svg:x2="9.6cm" svg:y2="3.4cm">
            <text:p/>
          </draw:line>
          <draw:custom-shape draw:style-name="gr6" draw:text-style-name="P2" draw:layer="layout" svg:width="3.7cm" svg:height="3cm" svg:x="15.1cm" svg:y="2cm">
            <text:p text:style-name="P1"><text:span text:style-name="T1">“</text:span><text:span text:style-name="T1">X”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1" draw:layer="layout" svg:width="4cm" svg:height="2cm" svg:x="20.6cm" svg:y="2.399cm">
              <text:p text:style-name="P1">DECOD.</text:p>
              <text:p text:style-name="P1">HEX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" draw:layer="layout" svg:width="2cm" svg:height="2cm" svg:x="26.4cm" svg:y="2.4cm">
              <text:p/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27cm" svg:y1="2.651cm" svg:x2="27cm" svg:y2="3.351cm">
              <text:p/>
            </draw:line>
            <draw:line draw:style-name="gr1" draw:text-style-name="P1" draw:layer="layout" svg:x1="27cm" svg:y1="3.451cm" svg:x2="27cm" svg:y2="4.151cm">
              <text:p/>
            </draw:line>
            <draw:line draw:style-name="gr1" draw:text-style-name="P1" draw:layer="layout" svg:x1="27.8cm" svg:y1="2.651cm" svg:x2="27.8cm" svg:y2="3.351cm">
              <text:p/>
            </draw:line>
            <draw:line draw:style-name="gr1" draw:text-style-name="P1" draw:layer="layout" svg:x1="27.8cm" svg:y1="3.451cm" svg:x2="27.8cm" svg:y2="4.151cm">
              <text:p/>
            </draw:line>
            <draw:line draw:style-name="gr1" draw:text-style-name="P1" draw:layer="layout" svg:x1="27.05cm" svg:y1="2.601cm" svg:x2="27.75cm" svg:y2="2.601cm">
              <text:p/>
            </draw:line>
            <draw:line draw:style-name="gr1" draw:text-style-name="P1" draw:layer="layout" svg:x1="27.05cm" svg:y1="3.401cm" svg:x2="27.75cm" svg:y2="3.401cm">
              <text:p/>
            </draw:line>
            <draw:line draw:style-name="gr1" draw:text-style-name="P1" draw:layer="layout" svg:x1="27.05cm" svg:y1="4.201cm" svg:x2="27.75cm" svg:y2="4.201cm">
              <text:p/>
            </draw:line>
          </draw:g>
          <draw:line draw:style-name="gr1" draw:text-style-name="P1" draw:layer="layout" svg:x1="2.3cm" svg:y1="7.5cm" svg:x2="17cm" svg:y2="7.5cm">
            <text:p/>
          </draw:line>
          <draw:line draw:style-name="gr4" draw:text-style-name="P1" draw:layer="layout" svg:x1="17cm" svg:y1="7.5cm" svg:x2="17cm" svg:y2="5cm">
            <text:p/>
          </draw:line>
          <draw:custom-shape draw:style-name="gr9" draw:text-style-name="P1" draw:layer="layout" svg:width="1.8cm" svg:height="1cm" svg:x="13.3cm" svg:y="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8cm" svg:height="1cm" svg:x="18.8cm" svg:y="2.9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8cm" svg:height="1cm" svg:x="24.6cm" svg:y="2.9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custom-shape draw:style-name="gr8" draw:text-style-name="P1" draw:layer="layout" svg:width="2.481cm" svg:height="3cm" svg:x="3.763cm" svg:y="9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1" draw:layer="layout" svg:x1="3.763cm" svg:y1="11.3cm" svg:x2="4.013cm" svg:y2="11.45cm">
              <text:p/>
            </draw:line>
            <draw:line draw:style-name="gr10" draw:text-style-name="P1" draw:layer="layout" svg:x1="3.763cm" svg:y1="11.6cm" svg:x2="4.013cm" svg:y2="11.45cm">
              <text:p/>
            </draw:line>
            <draw:line draw:style-name="gr1" draw:text-style-name="P1" draw:layer="layout" svg:x1="3.763cm" svg:y1="11.448cm" svg:x2="3.063cm" svg:y2="11.448cm">
              <text:p/>
            </draw:line>
            <draw:frame draw:style-name="gr5" draw:text-style-name="P3" draw:layer="layout" svg:width="1.002cm" svg:height="0.806cm" svg:x="3.878cm" svg:y="11cm">
              <draw:text-box>
                <text:p><text:span text:style-name="T2">ck</text:span></text:p>
              </draw:text-box>
            </draw:frame>
            <draw:line draw:style-name="gr1" draw:text-style-name="P1" draw:layer="layout" svg:x1="3.744cm" svg:y1="10.4cm" svg:x2="3.044cm" svg:y2="10.4cm">
              <text:p/>
            </draw:line>
            <draw:line draw:style-name="gr1" draw:text-style-name="P1" draw:layer="layout" svg:x1="6.944cm" svg:y1="10.4cm" svg:x2="6.244cm" svg:y2="10.4cm">
              <text:p/>
            </draw:line>
            <draw:line draw:style-name="gr1" draw:text-style-name="P1" draw:layer="layout" svg:x1="4.994cm" svg:y1="13.626cm" svg:x2="4.994cm" svg:y2="12.926cm">
              <text:p/>
            </draw:line>
            <draw:frame draw:style-name="gr5" draw:text-style-name="P3" draw:layer="layout" svg:width="0.862cm" svg:height="0.806cm" svg:x="3.678cm" svg:y="10cm">
              <draw:text-box>
                <text:p><text:span text:style-name="T2">D</text:span></text:p>
              </draw:text-box>
            </draw:frame>
            <draw:frame draw:style-name="gr5" draw:text-style-name="P3" draw:layer="layout" svg:width="0.887cm" svg:height="0.806cm" svg:x="5.479cm" svg:y="10cm">
              <draw:text-box>
                <text:p><text:span text:style-name="T2">Q</text:span></text:p>
              </draw:text-box>
            </draw:frame>
            <draw:frame draw:style-name="gr5" draw:text-style-name="P3" draw:layer="layout" svg:width="1.497cm" svg:height="0.806cm" svg:x="4.28cm" svg:y="12.2cm">
              <draw:text-box>
                <text:p><text:span text:style-name="T2">CLR</text:span></text:p>
              </draw:text-box>
            </draw:frame>
            <draw:custom-shape draw:style-name="gr11" draw:text-style-name="P1" draw:layer="layout" svg:width="0.2cm" svg:height="0.2cm" svg:x="3.555cm" svg:y="11.3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4" draw:layer="layout" svg:width="0.862cm" svg:height="0.806cm" svg:x="2.2cm" svg:y="9.9cm">
            <draw:text-box>
              <text:p><text:span text:style-name="T3">D</text:span></text:p>
            </draw:text-box>
          </draw:frame>
          <draw:frame draw:style-name="gr5" draw:text-style-name="P4" draw:layer="layout" svg:width="1.052cm" svg:height="0.806cm" svg:x="2.006cm" svg:y="11cm">
            <draw:text-box>
              <text:p><text:span text:style-name="T3">ck</text:span></text:p>
            </draw:text-box>
          </draw:frame>
          <draw:frame draw:style-name="gr5" draw:text-style-name="P4" draw:layer="layout" svg:width="1.577cm" svg:height="0.806cm" svg:x="1.485cm" svg:y="13.2cm">
            <draw:text-box>
              <text:p><text:span text:style-name="T3">POR</text:span></text:p>
            </draw:text-box>
          </draw:frame>
          <draw:frame draw:style-name="gr12" draw:text-style-name="P4" draw:layer="layout" svg:width="0.887cm" svg:height="0.963cm" svg:x="6.903cm" svg:y="9.937cm">
            <draw:text-box>
              <text:p><text:span text:style-name="T3">Q</text:span></text:p>
            </draw:text-box>
          </draw:frame>
          <draw:line draw:style-name="gr1" draw:text-style-name="P1" draw:layer="layout" svg:x1="5cm" svg:y1="13.623cm" svg:x2="3.069cm" svg:y2="13.623cm">
            <text:p/>
          </draw:line>
        </draw:g>
        <draw:g>
          <draw:g>
            <draw:line draw:style-name="gr1" draw:text-style-name="P1" draw:layer="layout" svg:x1="10.5cm" svg:y1="8.4cm" svg:x2="11.5cm" svg:y2="8.4cm">
              <text:p/>
            </draw:line>
            <draw:line draw:style-name="gr1" draw:text-style-name="P1" draw:layer="layout" svg:x1="11.5cm" svg:y1="8.4cm" svg:x2="11.5cm" svg:y2="9.4cm">
              <text:p/>
            </draw:line>
            <draw:line draw:style-name="gr1" draw:text-style-name="P1" draw:layer="layout" svg:x1="11.5cm" svg:y1="9.4cm" svg:x2="20.5cm" svg:y2="9.4cm">
              <text:p/>
            </draw:line>
          </draw:g>
          <draw:frame draw:style-name="gr5" draw:text-style-name="P5" draw:layer="layout" svg:width="1.721cm" svg:height="0.886cm" svg:x="8.6cm" svg:y="8.5cm">
            <draw:text-box>
              <text:p><text:span text:style-name="T4">POR</text:span></text:p>
            </draw:text-box>
          </draw:frame>
          <draw:frame draw:style-name="gr5" draw:text-style-name="P5" draw:layer="layout" svg:width="0.908cm" svg:height="0.886cm" svg:x="9.3cm" svg:y="10.5cm">
            <draw:text-box>
              <text:p><text:span text:style-name="T4">D</text:span></text:p>
            </draw:text-box>
          </draw:frame>
          <draw:frame draw:style-name="gr5" draw:text-style-name="P5" draw:layer="layout" svg:width="1.129cm" svg:height="0.886cm" svg:x="9.3cm" svg:y="12.4cm">
            <draw:text-box>
              <text:p><text:span text:style-name="T4">ck</text:span></text:p>
            </draw:text-box>
          </draw:frame>
          <draw:frame draw:style-name="gr5" draw:text-style-name="P5" draw:layer="layout" svg:width="0.938cm" svg:height="0.886cm" svg:x="9.4cm" svg:y="14.5cm">
            <draw:text-box>
              <text:p><text:span text:style-name="T4">Q</text:span></text:p>
            </draw:text-box>
          </draw:frame>
          <draw:g>
            <draw:line draw:style-name="gr1" draw:text-style-name="P1" draw:layer="layout" svg:x1="10.5cm" svg:y1="10.4cm" svg:x2="14.5cm" svg:y2="10.4cm">
              <text:p/>
            </draw:line>
            <draw:line draw:style-name="gr1" draw:text-style-name="P1" draw:layer="layout" svg:x1="14.5cm" svg:y1="11.4cm" svg:x2="17.5cm" svg:y2="11.4cm">
              <text:p/>
            </draw:line>
            <draw:line draw:style-name="gr1" draw:text-style-name="P1" draw:layer="layout" svg:x1="17.5cm" svg:y1="10.4cm" svg:x2="20.5cm" svg:y2="10.4cm">
              <text:p/>
            </draw:line>
            <draw:line draw:style-name="gr1" draw:text-style-name="P1" draw:layer="layout" svg:x1="14.5cm" svg:y1="10.4cm" svg:x2="14.5cm" svg:y2="11.4cm">
              <text:p/>
            </draw:line>
            <draw:line draw:style-name="gr1" draw:text-style-name="P1" draw:layer="layout" svg:x1="17.5cm" svg:y1="10.4cm" svg:x2="17.5cm" svg:y2="11.4cm">
              <text:p/>
            </draw:line>
          </draw:g>
          <draw:g>
            <draw:line draw:style-name="gr1" draw:text-style-name="P1" draw:layer="layout" svg:x1="12.5cm" svg:y1="12.4cm" svg:x2="13.5cm" svg:y2="12.4cm">
              <text:p/>
            </draw:line>
            <draw:line draw:style-name="gr1" draw:text-style-name="P1" draw:layer="layout" svg:x1="13.5cm" svg:y1="12.4cm" svg:x2="13.5cm" svg:y2="13.4cm">
              <text:p/>
            </draw:line>
            <draw:line draw:style-name="gr1" draw:text-style-name="P1" draw:layer="layout" svg:x1="12.5cm" svg:y1="12.4cm" svg:x2="12.5cm" svg:y2="13.4cm">
              <text:p/>
            </draw:line>
            <draw:line draw:style-name="gr1" draw:text-style-name="P1" draw:layer="layout" svg:x1="10.5cm" svg:y1="13.4cm" svg:x2="12.5cm" svg:y2="13.4cm">
              <text:p/>
            </draw:line>
            <draw:line draw:style-name="gr1" draw:text-style-name="P1" draw:layer="layout" svg:x1="13.5cm" svg:y1="13.4cm" svg:x2="15.5cm" svg:y2="13.4cm">
              <text:p/>
            </draw:line>
            <draw:line draw:style-name="gr1" draw:text-style-name="P1" draw:layer="layout" svg:x1="15.5cm" svg:y1="12.4cm" svg:x2="16.5cm" svg:y2="12.4cm">
              <text:p/>
            </draw:line>
            <draw:line draw:style-name="gr1" draw:text-style-name="P1" draw:layer="layout" svg:x1="16.5cm" svg:y1="12.4cm" svg:x2="16.5cm" svg:y2="13.4cm">
              <text:p/>
            </draw:line>
            <draw:line draw:style-name="gr1" draw:text-style-name="P1" draw:layer="layout" svg:x1="15.5cm" svg:y1="12.4cm" svg:x2="15.5cm" svg:y2="13.4cm">
              <text:p/>
            </draw:line>
            <draw:line draw:style-name="gr1" draw:text-style-name="P1" draw:layer="layout" svg:x1="18.5cm" svg:y1="12.4cm" svg:x2="19.5cm" svg:y2="12.4cm">
              <text:p/>
            </draw:line>
            <draw:line draw:style-name="gr1" draw:text-style-name="P1" draw:layer="layout" svg:x1="19.5cm" svg:y1="12.4cm" svg:x2="19.5cm" svg:y2="13.4cm">
              <text:p/>
            </draw:line>
            <draw:line draw:style-name="gr1" draw:text-style-name="P1" draw:layer="layout" svg:x1="18.5cm" svg:y1="12.4cm" svg:x2="18.5cm" svg:y2="13.4cm">
              <text:p/>
            </draw:line>
            <draw:line draw:style-name="gr1" draw:text-style-name="P1" draw:layer="layout" svg:x1="16.5cm" svg:y1="13.4cm" svg:x2="18.5cm" svg:y2="13.4cm">
              <text:p/>
            </draw:line>
            <draw:line draw:style-name="gr1" draw:text-style-name="P1" draw:layer="layout" svg:x1="19.5cm" svg:y1="13.4cm" svg:x2="20.5cm" svg:y2="13.4cm">
              <text:p/>
            </draw:line>
          </draw:g>
          <draw:g>
            <draw:line draw:style-name="gr13" draw:text-style-name="P1" draw:layer="layout" svg:x1="10.5cm" svg:y1="14.4cm" svg:x2="20.5cm" svg:y2="14.4cm">
              <text:p/>
            </draw:line>
            <draw:line draw:style-name="gr13" draw:text-style-name="P1" draw:layer="layout" svg:x1="10.5cm" svg:y1="15.4cm" svg:x2="20.5cm" svg:y2="15.4cm">
              <text:p/>
            </draw:line>
            <draw:line draw:style-name="gr13" draw:text-style-name="P1" draw:layer="layout" svg:x1="11.5cm" svg:y1="14.4cm" svg:x2="11.5cm" svg:y2="15.4cm">
              <text:p/>
            </draw:line>
            <draw:line draw:style-name="gr13" draw:text-style-name="P1" draw:layer="layout" svg:x1="12.5cm" svg:y1="14.4cm" svg:x2="12.5cm" svg:y2="15.4cm">
              <text:p/>
            </draw:line>
            <draw:line draw:style-name="gr13" draw:text-style-name="P1" draw:layer="layout" svg:x1="13.5cm" svg:y1="14.4cm" svg:x2="13.5cm" svg:y2="15.4cm">
              <text:p/>
            </draw:line>
            <draw:line draw:style-name="gr13" draw:text-style-name="P1" draw:layer="layout" svg:x1="14.5cm" svg:y1="14.4cm" svg:x2="14.5cm" svg:y2="15.4cm">
              <text:p/>
            </draw:line>
            <draw:line draw:style-name="gr13" draw:text-style-name="P1" draw:layer="layout" svg:x1="15.5cm" svg:y1="14.4cm" svg:x2="15.5cm" svg:y2="15.4cm">
              <text:p/>
            </draw:line>
            <draw:line draw:style-name="gr13" draw:text-style-name="P1" draw:layer="layout" svg:x1="16.5cm" svg:y1="14.4cm" svg:x2="16.5cm" svg:y2="15.4cm">
              <text:p/>
            </draw:line>
            <draw:line draw:style-name="gr13" draw:text-style-name="P1" draw:layer="layout" svg:x1="17.5cm" svg:y1="14.4cm" svg:x2="17.5cm" svg:y2="15.4cm">
              <text:p/>
            </draw:line>
            <draw:line draw:style-name="gr13" draw:text-style-name="P1" draw:layer="layout" svg:x1="18.5cm" svg:y1="14.4cm" svg:x2="18.5cm" svg:y2="15.4cm">
              <text:p/>
            </draw:line>
            <draw:line draw:style-name="gr13" draw:text-style-name="P1" draw:layer="layout" svg:x1="19.5cm" svg:y1="14.4cm" svg:x2="19.5cm" svg:y2="15.4cm">
              <text:p/>
            </draw:line>
            <draw:line draw:style-name="gr13" draw:text-style-name="P1" draw:layer="layout" svg:x1="20.5cm" svg:y1="14.4cm" svg:x2="20.5cm" svg:y2="15.4cm">
              <text:p/>
            </draw:line>
            <draw:line draw:style-name="gr13" draw:text-style-name="P1" draw:layer="layout" svg:x1="10.5cm" svg:y1="14.4cm" svg:x2="10.5cm" svg:y2="15.4cm">
              <text:p/>
            </draw:line>
          </draw:g>
        </draw:g>
      </draw:page>
      <draw:page draw:name="page2" draw:style-name="dp1" draw:master-page-name="Padrão">
        <draw:g>
          <draw:g>
            <draw:g>
              <draw:g>
                <draw:line draw:style-name="gr1" draw:text-style-name="P1" draw:layer="layout" svg:x1="4cm" svg:y1="13cm" svg:x2="8.7cm" svg:y2="13cm">
                  <text:p/>
                </draw:line>
                <draw:line draw:style-name="gr1" draw:text-style-name="P1" draw:layer="layout" svg:x1="8.7cm" svg:y1="13cm" svg:x2="9.2cm" svg:y2="14cm">
                  <text:p/>
                </draw:line>
                <draw:line draw:style-name="gr1" draw:text-style-name="P1" draw:layer="layout" svg:x1="9.2cm" svg:y1="13cm" svg:x2="8.7cm" svg:y2="14cm">
                  <text:p/>
                </draw:line>
                <draw:line draw:style-name="gr1" draw:text-style-name="P1" draw:layer="layout" svg:x1="4cm" svg:y1="14cm" svg:x2="8.7cm" svg:y2="14cm">
                  <text:p/>
                </draw:line>
              </draw:g>
              <draw:g>
                <draw:line draw:style-name="gr1" draw:text-style-name="P1" draw:layer="layout" svg:x1="9.2cm" svg:y1="13cm" svg:x2="15.8cm" svg:y2="13cm">
                  <text:p/>
                </draw:line>
                <draw:line draw:style-name="gr1" draw:text-style-name="P1" draw:layer="layout" svg:x1="15.8cm" svg:y1="13cm" svg:x2="16.3cm" svg:y2="14cm">
                  <text:p/>
                </draw:line>
                <draw:line draw:style-name="gr1" draw:text-style-name="P1" draw:layer="layout" svg:x1="16.3cm" svg:y1="13cm" svg:x2="15.8cm" svg:y2="14cm">
                  <text:p/>
                </draw:line>
                <draw:line draw:style-name="gr1" draw:text-style-name="P1" draw:layer="layout" svg:x1="9.2cm" svg:y1="14cm" svg:x2="15.8cm" svg:y2="14cm">
                  <text:p/>
                </draw:line>
              </draw:g>
              <draw:g>
                <draw:line draw:style-name="gr1" draw:text-style-name="P1" draw:layer="layout" svg:x1="16.3cm" svg:y1="13cm" svg:x2="25cm" svg:y2="13cm">
                  <text:p/>
                </draw:line>
                <draw:line draw:style-name="gr1" draw:text-style-name="P1" draw:layer="layout" svg:x1="16.3cm" svg:y1="14cm" svg:x2="25cm" svg:y2="14cm">
                  <text:p/>
                </draw:line>
              </draw:g>
              <draw:frame draw:style-name="gr5" draw:layer="layout" svg:width="1.594cm" svg:height="0.962cm" svg:x="5.6cm" svg:y="13.1cm">
                <draw:text-box>
                  <text:p>07F</text:p>
                </draw:text-box>
              </draw:frame>
              <draw:frame draw:style-name="gr5" draw:layer="layout" svg:width="1.594cm" svg:height="0.962cm" svg:x="11.8cm" svg:y="13.1cm">
                <draw:text-box>
                  <text:p>0F0</text:p>
                </draw:text-box>
              </draw:frame>
              <draw:frame draw:style-name="gr5" draw:layer="layout" svg:width="1.628cm" svg:height="0.962cm" svg:x="20.3cm" svg:y="13.1cm">
                <draw:text-box>
                  <text:p>0A2</text:p>
                </draw:text-box>
              </draw:frame>
            </draw:g>
            <draw:frame draw:style-name="gr14" draw:layer="layout" svg:width="2.492cm" svg:height="1.518cm" svg:x="1.5cm" svg:y="12.7cm">
              <draw:text-box>
                <text:p>D8~D0</text:p>
                <text:p text:style-name="P1"><text:span text:style-name="T2">(HEX)</text:span></text:p>
              </draw:text-box>
            </draw:frame>
          </draw:g>
          <draw:g>
            <draw:g>
              <draw:g>
                <draw:line draw:style-name="gr13" draw:text-style-name="P1" draw:layer="layout" svg:x1="4cm" svg:y1="5cm" svg:x2="14cm" svg:y2="5cm">
                  <text:p/>
                </draw:line>
                <draw:line draw:style-name="gr13" draw:text-style-name="P1" draw:layer="layout" svg:x1="4cm" svg:y1="6cm" svg:x2="14cm" svg:y2="6cm">
                  <text:p/>
                </draw:line>
                <draw:line draw:style-name="gr13" draw:text-style-name="P1" draw:layer="layout" svg:x1="5cm" svg:y1="5cm" svg:x2="5cm" svg:y2="6cm">
                  <text:p/>
                </draw:line>
                <draw:line draw:style-name="gr13" draw:text-style-name="P1" draw:layer="layout" svg:x1="6cm" svg:y1="5cm" svg:x2="6cm" svg:y2="6cm">
                  <text:p/>
                </draw:line>
                <draw:line draw:style-name="gr13" draw:text-style-name="P1" draw:layer="layout" svg:x1="7cm" svg:y1="5cm" svg:x2="7cm" svg:y2="6cm">
                  <text:p/>
                </draw:line>
                <draw:line draw:style-name="gr13" draw:text-style-name="P1" draw:layer="layout" svg:x1="8cm" svg:y1="5cm" svg:x2="8cm" svg:y2="6cm">
                  <text:p/>
                </draw:line>
                <draw:line draw:style-name="gr13" draw:text-style-name="P1" draw:layer="layout" svg:x1="9cm" svg:y1="5cm" svg:x2="9cm" svg:y2="6cm">
                  <text:p/>
                </draw:line>
                <draw:line draw:style-name="gr13" draw:text-style-name="P1" draw:layer="layout" svg:x1="10cm" svg:y1="5cm" svg:x2="10cm" svg:y2="6cm">
                  <text:p/>
                </draw:line>
                <draw:line draw:style-name="gr13" draw:text-style-name="P1" draw:layer="layout" svg:x1="11cm" svg:y1="5cm" svg:x2="11cm" svg:y2="6cm">
                  <text:p/>
                </draw:line>
                <draw:line draw:style-name="gr13" draw:text-style-name="P1" draw:layer="layout" svg:x1="12cm" svg:y1="5cm" svg:x2="12cm" svg:y2="6cm">
                  <text:p/>
                </draw:line>
                <draw:line draw:style-name="gr13" draw:text-style-name="P1" draw:layer="layout" svg:x1="13cm" svg:y1="5cm" svg:x2="13cm" svg:y2="6cm">
                  <text:p/>
                </draw:line>
                <draw:line draw:style-name="gr13" draw:text-style-name="P1" draw:layer="layout" svg:x1="14cm" svg:y1="5cm" svg:x2="14cm" svg:y2="6cm">
                  <text:p/>
                </draw:line>
                <draw:line draw:style-name="gr13" draw:text-style-name="P1" draw:layer="layout" svg:x1="4cm" svg:y1="5cm" svg:x2="4cm" svg:y2="6cm">
                  <text:p/>
                </draw:line>
              </draw:g>
              <draw:g>
                <draw:line draw:style-name="gr13" draw:text-style-name="P1" draw:layer="layout" svg:x1="14cm" svg:y1="5cm" svg:x2="25.1cm" svg:y2="5cm">
                  <text:p/>
                </draw:line>
                <draw:line draw:style-name="gr13" draw:text-style-name="P1" draw:layer="layout" svg:x1="14cm" svg:y1="6cm" svg:x2="25.1cm" svg:y2="6cm">
                  <text:p/>
                </draw:line>
                <draw:line draw:style-name="gr13" draw:text-style-name="P1" draw:layer="layout" svg:x1="15cm" svg:y1="5cm" svg:x2="15cm" svg:y2="6cm">
                  <text:p/>
                </draw:line>
                <draw:line draw:style-name="gr13" draw:text-style-name="P1" draw:layer="layout" svg:x1="16cm" svg:y1="5cm" svg:x2="16cm" svg:y2="6cm">
                  <text:p/>
                </draw:line>
                <draw:line draw:style-name="gr13" draw:text-style-name="P1" draw:layer="layout" svg:x1="17cm" svg:y1="5cm" svg:x2="17cm" svg:y2="6cm">
                  <text:p/>
                </draw:line>
                <draw:line draw:style-name="gr13" draw:text-style-name="P1" draw:layer="layout" svg:x1="18cm" svg:y1="5cm" svg:x2="18cm" svg:y2="6cm">
                  <text:p/>
                </draw:line>
                <draw:line draw:style-name="gr13" draw:text-style-name="P1" draw:layer="layout" svg:x1="19cm" svg:y1="5cm" svg:x2="19cm" svg:y2="6cm">
                  <text:p/>
                </draw:line>
                <draw:line draw:style-name="gr13" draw:text-style-name="P1" draw:layer="layout" svg:x1="20cm" svg:y1="5cm" svg:x2="20cm" svg:y2="6cm">
                  <text:p/>
                </draw:line>
                <draw:line draw:style-name="gr13" draw:text-style-name="P1" draw:layer="layout" svg:x1="21cm" svg:y1="5cm" svg:x2="21cm" svg:y2="6cm">
                  <text:p/>
                </draw:line>
                <draw:line draw:style-name="gr13" draw:text-style-name="P1" draw:layer="layout" svg:x1="22cm" svg:y1="5cm" svg:x2="22cm" svg:y2="6cm">
                  <text:p/>
                </draw:line>
                <draw:line draw:style-name="gr13" draw:text-style-name="P1" draw:layer="layout" svg:x1="23cm" svg:y1="5cm" svg:x2="23cm" svg:y2="6cm">
                  <text:p/>
                </draw:line>
                <draw:line draw:style-name="gr13" draw:text-style-name="P1" draw:layer="layout" svg:x1="24cm" svg:y1="5cm" svg:x2="24cm" svg:y2="6cm">
                  <text:p/>
                </draw:line>
                <draw:line draw:style-name="gr13" draw:text-style-name="P1" draw:layer="layout" svg:x1="14cm" svg:y1="5cm" svg:x2="14cm" svg:y2="6cm">
                  <text:p/>
                </draw:line>
                <draw:line draw:style-name="gr13" draw:text-style-name="P1" draw:layer="layout" svg:x1="25cm" svg:y1="5cm" svg:x2="25cm" svg:y2="6cm">
                  <text:p/>
                </draw:line>
              </draw:g>
            </draw:g>
            <draw:frame draw:style-name="gr14" draw:text-style-name="P6" draw:layer="layout" svg:width="2.492cm" svg:height="1.518cm" svg:x="2.7cm" svg:y="5.1cm">
              <draw:text-box>
                <text:p><text:span text:style-name="T5">MR</text:span></text:p>
              </draw:text-box>
            </draw:frame>
          </draw:g>
          <draw:g>
            <draw:g>
              <draw:g>
                <draw:line draw:style-name="gr13" draw:text-style-name="P1" draw:layer="layout" svg:x1="4cm" svg:y1="6.982cm" svg:x2="14cm" svg:y2="6.982cm">
                  <text:p/>
                </draw:line>
                <draw:line draw:style-name="gr13" draw:text-style-name="P1" draw:layer="layout" svg:x1="4cm" svg:y1="7.982cm" svg:x2="14cm" svg:y2="7.982cm">
                  <text:p/>
                </draw:line>
                <draw:line draw:style-name="gr13" draw:text-style-name="P1" draw:layer="layout" svg:x1="5cm" svg:y1="6.982cm" svg:x2="5cm" svg:y2="7.982cm">
                  <text:p/>
                </draw:line>
                <draw:line draw:style-name="gr13" draw:text-style-name="P1" draw:layer="layout" svg:x1="6cm" svg:y1="6.982cm" svg:x2="6cm" svg:y2="7.982cm">
                  <text:p/>
                </draw:line>
                <draw:line draw:style-name="gr13" draw:text-style-name="P1" draw:layer="layout" svg:x1="7cm" svg:y1="6.982cm" svg:x2="7cm" svg:y2="7.982cm">
                  <text:p/>
                </draw:line>
                <draw:line draw:style-name="gr13" draw:text-style-name="P1" draw:layer="layout" svg:x1="8cm" svg:y1="6.982cm" svg:x2="8cm" svg:y2="7.982cm">
                  <text:p/>
                </draw:line>
                <draw:line draw:style-name="gr13" draw:text-style-name="P1" draw:layer="layout" svg:x1="9cm" svg:y1="6.982cm" svg:x2="9cm" svg:y2="7.982cm">
                  <text:p/>
                </draw:line>
                <draw:line draw:style-name="gr13" draw:text-style-name="P1" draw:layer="layout" svg:x1="10cm" svg:y1="6.982cm" svg:x2="10cm" svg:y2="7.982cm">
                  <text:p/>
                </draw:line>
                <draw:line draw:style-name="gr13" draw:text-style-name="P1" draw:layer="layout" svg:x1="11cm" svg:y1="6.982cm" svg:x2="11cm" svg:y2="7.982cm">
                  <text:p/>
                </draw:line>
                <draw:line draw:style-name="gr13" draw:text-style-name="P1" draw:layer="layout" svg:x1="12cm" svg:y1="6.982cm" svg:x2="12cm" svg:y2="7.982cm">
                  <text:p/>
                </draw:line>
                <draw:line draw:style-name="gr13" draw:text-style-name="P1" draw:layer="layout" svg:x1="13cm" svg:y1="6.982cm" svg:x2="13cm" svg:y2="7.982cm">
                  <text:p/>
                </draw:line>
                <draw:line draw:style-name="gr13" draw:text-style-name="P1" draw:layer="layout" svg:x1="14cm" svg:y1="6.982cm" svg:x2="14cm" svg:y2="7.982cm">
                  <text:p/>
                </draw:line>
                <draw:line draw:style-name="gr13" draw:text-style-name="P1" draw:layer="layout" svg:x1="4cm" svg:y1="6.982cm" svg:x2="4cm" svg:y2="7.982cm">
                  <text:p/>
                </draw:line>
              </draw:g>
              <draw:g>
                <draw:line draw:style-name="gr13" draw:text-style-name="P1" draw:layer="layout" svg:x1="14cm" svg:y1="6.982cm" svg:x2="25.1cm" svg:y2="6.982cm">
                  <text:p/>
                </draw:line>
                <draw:line draw:style-name="gr13" draw:text-style-name="P1" draw:layer="layout" svg:x1="14cm" svg:y1="7.982cm" svg:x2="25.1cm" svg:y2="7.982cm">
                  <text:p/>
                </draw:line>
                <draw:line draw:style-name="gr13" draw:text-style-name="P1" draw:layer="layout" svg:x1="15cm" svg:y1="6.982cm" svg:x2="15cm" svg:y2="7.982cm">
                  <text:p/>
                </draw:line>
                <draw:line draw:style-name="gr13" draw:text-style-name="P1" draw:layer="layout" svg:x1="16cm" svg:y1="6.982cm" svg:x2="16cm" svg:y2="7.982cm">
                  <text:p/>
                </draw:line>
                <draw:line draw:style-name="gr13" draw:text-style-name="P1" draw:layer="layout" svg:x1="17cm" svg:y1="6.982cm" svg:x2="17cm" svg:y2="7.982cm">
                  <text:p/>
                </draw:line>
                <draw:line draw:style-name="gr13" draw:text-style-name="P1" draw:layer="layout" svg:x1="18cm" svg:y1="6.982cm" svg:x2="18cm" svg:y2="7.982cm">
                  <text:p/>
                </draw:line>
                <draw:line draw:style-name="gr13" draw:text-style-name="P1" draw:layer="layout" svg:x1="19cm" svg:y1="6.982cm" svg:x2="19cm" svg:y2="7.982cm">
                  <text:p/>
                </draw:line>
                <draw:line draw:style-name="gr13" draw:text-style-name="P1" draw:layer="layout" svg:x1="20cm" svg:y1="6.982cm" svg:x2="20cm" svg:y2="7.982cm">
                  <text:p/>
                </draw:line>
                <draw:line draw:style-name="gr13" draw:text-style-name="P1" draw:layer="layout" svg:x1="21cm" svg:y1="6.982cm" svg:x2="21cm" svg:y2="7.982cm">
                  <text:p/>
                </draw:line>
                <draw:line draw:style-name="gr13" draw:text-style-name="P1" draw:layer="layout" svg:x1="22cm" svg:y1="6.982cm" svg:x2="22cm" svg:y2="7.982cm">
                  <text:p/>
                </draw:line>
                <draw:line draw:style-name="gr13" draw:text-style-name="P1" draw:layer="layout" svg:x1="23cm" svg:y1="6.982cm" svg:x2="23cm" svg:y2="7.982cm">
                  <text:p/>
                </draw:line>
                <draw:line draw:style-name="gr13" draw:text-style-name="P1" draw:layer="layout" svg:x1="24cm" svg:y1="6.982cm" svg:x2="24cm" svg:y2="7.982cm">
                  <text:p/>
                </draw:line>
                <draw:line draw:style-name="gr13" draw:text-style-name="P1" draw:layer="layout" svg:x1="14cm" svg:y1="6.982cm" svg:x2="14cm" svg:y2="7.982cm">
                  <text:p/>
                </draw:line>
                <draw:line draw:style-name="gr13" draw:text-style-name="P1" draw:layer="layout" svg:x1="25cm" svg:y1="6.982cm" svg:x2="25cm" svg:y2="7.982cm">
                  <text:p/>
                </draw:line>
              </draw:g>
            </draw:g>
            <draw:frame draw:style-name="gr14" draw:layer="layout" svg:width="2.492cm" svg:height="1.518cm" svg:x="2.7cm" svg:y="7.082cm">
              <draw:text-box>
                <text:p>LD</text:p>
              </draw:text-box>
            </draw:frame>
          </draw:g>
          <draw:g>
            <draw:g>
              <draw:g>
                <draw:line draw:style-name="gr13" draw:text-style-name="P1" draw:layer="layout" svg:x1="4cm" svg:y1="9cm" svg:x2="14cm" svg:y2="9cm">
                  <text:p/>
                </draw:line>
                <draw:line draw:style-name="gr13" draw:text-style-name="P1" draw:layer="layout" svg:x1="4cm" svg:y1="10cm" svg:x2="14cm" svg:y2="10cm">
                  <text:p/>
                </draw:line>
                <draw:line draw:style-name="gr13" draw:text-style-name="P1" draw:layer="layout" svg:x1="5cm" svg:y1="9cm" svg:x2="5cm" svg:y2="10cm">
                  <text:p/>
                </draw:line>
                <draw:line draw:style-name="gr13" draw:text-style-name="P1" draw:layer="layout" svg:x1="6cm" svg:y1="9cm" svg:x2="6cm" svg:y2="10cm">
                  <text:p/>
                </draw:line>
                <draw:line draw:style-name="gr13" draw:text-style-name="P1" draw:layer="layout" svg:x1="7cm" svg:y1="9cm" svg:x2="7cm" svg:y2="10cm">
                  <text:p/>
                </draw:line>
                <draw:line draw:style-name="gr13" draw:text-style-name="P1" draw:layer="layout" svg:x1="8cm" svg:y1="9cm" svg:x2="8cm" svg:y2="10cm">
                  <text:p/>
                </draw:line>
                <draw:line draw:style-name="gr13" draw:text-style-name="P1" draw:layer="layout" svg:x1="9cm" svg:y1="9cm" svg:x2="9cm" svg:y2="10cm">
                  <text:p/>
                </draw:line>
                <draw:line draw:style-name="gr13" draw:text-style-name="P1" draw:layer="layout" svg:x1="10cm" svg:y1="9cm" svg:x2="10cm" svg:y2="10cm">
                  <text:p/>
                </draw:line>
                <draw:line draw:style-name="gr13" draw:text-style-name="P1" draw:layer="layout" svg:x1="11cm" svg:y1="9cm" svg:x2="11cm" svg:y2="10cm">
                  <text:p/>
                </draw:line>
                <draw:line draw:style-name="gr13" draw:text-style-name="P1" draw:layer="layout" svg:x1="12cm" svg:y1="9cm" svg:x2="12cm" svg:y2="10cm">
                  <text:p/>
                </draw:line>
                <draw:line draw:style-name="gr13" draw:text-style-name="P1" draw:layer="layout" svg:x1="13cm" svg:y1="9cm" svg:x2="13cm" svg:y2="10cm">
                  <text:p/>
                </draw:line>
                <draw:line draw:style-name="gr13" draw:text-style-name="P1" draw:layer="layout" svg:x1="14cm" svg:y1="9cm" svg:x2="14cm" svg:y2="10cm">
                  <text:p/>
                </draw:line>
                <draw:line draw:style-name="gr13" draw:text-style-name="P1" draw:layer="layout" svg:x1="4cm" svg:y1="9cm" svg:x2="4cm" svg:y2="10cm">
                  <text:p/>
                </draw:line>
              </draw:g>
              <draw:g>
                <draw:line draw:style-name="gr13" draw:text-style-name="P1" draw:layer="layout" svg:x1="14cm" svg:y1="9cm" svg:x2="25.1cm" svg:y2="9cm">
                  <text:p/>
                </draw:line>
                <draw:line draw:style-name="gr13" draw:text-style-name="P1" draw:layer="layout" svg:x1="14cm" svg:y1="10cm" svg:x2="25.1cm" svg:y2="10cm">
                  <text:p/>
                </draw:line>
                <draw:line draw:style-name="gr13" draw:text-style-name="P1" draw:layer="layout" svg:x1="15cm" svg:y1="9cm" svg:x2="15cm" svg:y2="10cm">
                  <text:p/>
                </draw:line>
                <draw:line draw:style-name="gr13" draw:text-style-name="P1" draw:layer="layout" svg:x1="16cm" svg:y1="9cm" svg:x2="16cm" svg:y2="10cm">
                  <text:p/>
                </draw:line>
                <draw:line draw:style-name="gr13" draw:text-style-name="P1" draw:layer="layout" svg:x1="17cm" svg:y1="9cm" svg:x2="17cm" svg:y2="10cm">
                  <text:p/>
                </draw:line>
                <draw:line draw:style-name="gr13" draw:text-style-name="P1" draw:layer="layout" svg:x1="18cm" svg:y1="9cm" svg:x2="18cm" svg:y2="10cm">
                  <text:p/>
                </draw:line>
                <draw:line draw:style-name="gr13" draw:text-style-name="P1" draw:layer="layout" svg:x1="19cm" svg:y1="9cm" svg:x2="19cm" svg:y2="10cm">
                  <text:p/>
                </draw:line>
                <draw:line draw:style-name="gr13" draw:text-style-name="P1" draw:layer="layout" svg:x1="20cm" svg:y1="9cm" svg:x2="20cm" svg:y2="10cm">
                  <text:p/>
                </draw:line>
                <draw:line draw:style-name="gr13" draw:text-style-name="P1" draw:layer="layout" svg:x1="21cm" svg:y1="9cm" svg:x2="21cm" svg:y2="10cm">
                  <text:p/>
                </draw:line>
                <draw:line draw:style-name="gr13" draw:text-style-name="P1" draw:layer="layout" svg:x1="22cm" svg:y1="9cm" svg:x2="22cm" svg:y2="10cm">
                  <text:p/>
                </draw:line>
                <draw:line draw:style-name="gr13" draw:text-style-name="P1" draw:layer="layout" svg:x1="23cm" svg:y1="9cm" svg:x2="23cm" svg:y2="10cm">
                  <text:p/>
                </draw:line>
                <draw:line draw:style-name="gr13" draw:text-style-name="P1" draw:layer="layout" svg:x1="24cm" svg:y1="9cm" svg:x2="24cm" svg:y2="10cm">
                  <text:p/>
                </draw:line>
                <draw:line draw:style-name="gr13" draw:text-style-name="P1" draw:layer="layout" svg:x1="14cm" svg:y1="9cm" svg:x2="14cm" svg:y2="10cm">
                  <text:p/>
                </draw:line>
                <draw:line draw:style-name="gr13" draw:text-style-name="P1" draw:layer="layout" svg:x1="25cm" svg:y1="9cm" svg:x2="25cm" svg:y2="10cm">
                  <text:p/>
                </draw:line>
              </draw:g>
            </draw:g>
            <draw:frame draw:style-name="gr14" draw:layer="layout" svg:width="2.492cm" svg:height="1.518cm" svg:x="2.7cm" svg:y="9.1cm">
              <draw:text-box>
                <text:p>ck</text:p>
              </draw:text-box>
            </draw:frame>
          </draw:g>
          <draw:g>
            <draw:g>
              <draw:g>
                <draw:line draw:style-name="gr13" draw:text-style-name="P1" draw:layer="layout" svg:x1="4cm" svg:y1="11cm" svg:x2="14cm" svg:y2="11cm">
                  <text:p/>
                </draw:line>
                <draw:line draw:style-name="gr13" draw:text-style-name="P1" draw:layer="layout" svg:x1="4cm" svg:y1="12cm" svg:x2="14cm" svg:y2="12cm">
                  <text:p/>
                </draw:line>
                <draw:line draw:style-name="gr13" draw:text-style-name="P1" draw:layer="layout" svg:x1="5cm" svg:y1="11cm" svg:x2="5cm" svg:y2="12cm">
                  <text:p/>
                </draw:line>
                <draw:line draw:style-name="gr13" draw:text-style-name="P1" draw:layer="layout" svg:x1="6cm" svg:y1="11cm" svg:x2="6cm" svg:y2="12cm">
                  <text:p/>
                </draw:line>
                <draw:line draw:style-name="gr13" draw:text-style-name="P1" draw:layer="layout" svg:x1="7cm" svg:y1="11cm" svg:x2="7cm" svg:y2="12cm">
                  <text:p/>
                </draw:line>
                <draw:line draw:style-name="gr13" draw:text-style-name="P1" draw:layer="layout" svg:x1="8cm" svg:y1="11cm" svg:x2="8cm" svg:y2="12cm">
                  <text:p/>
                </draw:line>
                <draw:line draw:style-name="gr13" draw:text-style-name="P1" draw:layer="layout" svg:x1="9cm" svg:y1="11cm" svg:x2="9cm" svg:y2="12cm">
                  <text:p/>
                </draw:line>
                <draw:line draw:style-name="gr13" draw:text-style-name="P1" draw:layer="layout" svg:x1="10cm" svg:y1="11cm" svg:x2="10cm" svg:y2="12cm">
                  <text:p/>
                </draw:line>
                <draw:line draw:style-name="gr13" draw:text-style-name="P1" draw:layer="layout" svg:x1="11cm" svg:y1="11cm" svg:x2="11cm" svg:y2="12cm">
                  <text:p/>
                </draw:line>
                <draw:line draw:style-name="gr13" draw:text-style-name="P1" draw:layer="layout" svg:x1="12cm" svg:y1="11cm" svg:x2="12cm" svg:y2="12cm">
                  <text:p/>
                </draw:line>
                <draw:line draw:style-name="gr13" draw:text-style-name="P1" draw:layer="layout" svg:x1="13cm" svg:y1="11cm" svg:x2="13cm" svg:y2="12cm">
                  <text:p/>
                </draw:line>
                <draw:line draw:style-name="gr13" draw:text-style-name="P1" draw:layer="layout" svg:x1="14cm" svg:y1="11cm" svg:x2="14cm" svg:y2="12cm">
                  <text:p/>
                </draw:line>
                <draw:line draw:style-name="gr13" draw:text-style-name="P1" draw:layer="layout" svg:x1="4cm" svg:y1="11cm" svg:x2="4cm" svg:y2="12cm">
                  <text:p/>
                </draw:line>
              </draw:g>
              <draw:g>
                <draw:line draw:style-name="gr13" draw:text-style-name="P1" draw:layer="layout" svg:x1="14cm" svg:y1="11cm" svg:x2="25.1cm" svg:y2="11cm">
                  <text:p/>
                </draw:line>
                <draw:line draw:style-name="gr13" draw:text-style-name="P1" draw:layer="layout" svg:x1="14cm" svg:y1="12cm" svg:x2="25.1cm" svg:y2="12cm">
                  <text:p/>
                </draw:line>
                <draw:line draw:style-name="gr13" draw:text-style-name="P1" draw:layer="layout" svg:x1="15cm" svg:y1="11cm" svg:x2="15cm" svg:y2="12cm">
                  <text:p/>
                </draw:line>
                <draw:line draw:style-name="gr13" draw:text-style-name="P1" draw:layer="layout" svg:x1="16cm" svg:y1="11cm" svg:x2="16cm" svg:y2="12cm">
                  <text:p/>
                </draw:line>
                <draw:line draw:style-name="gr13" draw:text-style-name="P1" draw:layer="layout" svg:x1="17cm" svg:y1="11cm" svg:x2="17cm" svg:y2="12cm">
                  <text:p/>
                </draw:line>
                <draw:line draw:style-name="gr13" draw:text-style-name="P1" draw:layer="layout" svg:x1="18cm" svg:y1="11cm" svg:x2="18cm" svg:y2="12cm">
                  <text:p/>
                </draw:line>
                <draw:line draw:style-name="gr13" draw:text-style-name="P1" draw:layer="layout" svg:x1="19cm" svg:y1="11cm" svg:x2="19cm" svg:y2="12cm">
                  <text:p/>
                </draw:line>
                <draw:line draw:style-name="gr13" draw:text-style-name="P1" draw:layer="layout" svg:x1="20cm" svg:y1="11cm" svg:x2="20cm" svg:y2="12cm">
                  <text:p/>
                </draw:line>
                <draw:line draw:style-name="gr13" draw:text-style-name="P1" draw:layer="layout" svg:x1="21cm" svg:y1="11cm" svg:x2="21cm" svg:y2="12cm">
                  <text:p/>
                </draw:line>
                <draw:line draw:style-name="gr13" draw:text-style-name="P1" draw:layer="layout" svg:x1="22cm" svg:y1="11cm" svg:x2="22cm" svg:y2="12cm">
                  <text:p/>
                </draw:line>
                <draw:line draw:style-name="gr13" draw:text-style-name="P1" draw:layer="layout" svg:x1="23cm" svg:y1="11cm" svg:x2="23cm" svg:y2="12cm">
                  <text:p/>
                </draw:line>
                <draw:line draw:style-name="gr13" draw:text-style-name="P1" draw:layer="layout" svg:x1="24cm" svg:y1="11cm" svg:x2="24cm" svg:y2="12cm">
                  <text:p/>
                </draw:line>
                <draw:line draw:style-name="gr13" draw:text-style-name="P1" draw:layer="layout" svg:x1="14cm" svg:y1="11cm" svg:x2="14cm" svg:y2="12cm">
                  <text:p/>
                </draw:line>
                <draw:line draw:style-name="gr13" draw:text-style-name="P1" draw:layer="layout" svg:x1="25cm" svg:y1="11cm" svg:x2="25cm" svg:y2="12cm">
                  <text:p/>
                </draw:line>
              </draw:g>
            </draw:g>
            <draw:frame draw:style-name="gr14" draw:layer="layout" svg:width="2.492cm" svg:height="1.518cm" svg:x="2.7cm" svg:y="11.1cm">
              <draw:text-box>
                <text:p>ES</text:p>
              </draw:text-box>
            </draw:frame>
          </draw:g>
          <draw:g>
            <draw:g>
              <draw:g>
                <draw:line draw:style-name="gr15" draw:text-style-name="P1" draw:layer="layout" svg:x1="4cm" svg:y1="15cm" svg:x2="5.7cm" svg:y2="15cm">
                  <text:p/>
                </draw:line>
                <draw:line draw:style-name="gr15" draw:text-style-name="P1" draw:layer="layout" svg:x1="5.7cm" svg:y1="15cm" svg:x2="6.2cm" svg:y2="16cm">
                  <text:p/>
                </draw:line>
                <draw:line draw:style-name="gr15" draw:text-style-name="P1" draw:layer="layout" svg:x1="6.2cm" svg:y1="15cm" svg:x2="5.7cm" svg:y2="16cm">
                  <text:p/>
                </draw:line>
                <draw:line draw:style-name="gr15" draw:text-style-name="P1" draw:layer="layout" svg:x1="4cm" svg:y1="16cm" svg:x2="5.7cm" svg:y2="16cm">
                  <text:p/>
                </draw:line>
              </draw:g>
              <draw:g>
                <draw:line draw:style-name="gr1" draw:text-style-name="P1" draw:layer="layout" svg:x1="6.2cm" svg:y1="15cm" svg:x2="11.794cm" svg:y2="15cm">
                  <text:p/>
                </draw:line>
                <draw:line draw:style-name="gr1" draw:text-style-name="P1" draw:layer="layout" svg:x1="11.794cm" svg:y1="15cm" svg:x2="12.294cm" svg:y2="16cm">
                  <text:p/>
                </draw:line>
                <draw:line draw:style-name="gr1" draw:text-style-name="P1" draw:layer="layout" svg:x1="12.294cm" svg:y1="15cm" svg:x2="11.794cm" svg:y2="16cm">
                  <text:p/>
                </draw:line>
                <draw:line draw:style-name="gr1" draw:text-style-name="P1" draw:layer="layout" svg:x1="6.2cm" svg:y1="16cm" svg:x2="11.794cm" svg:y2="16cm">
                  <text:p/>
                </draw:line>
              </draw:g>
              <draw:g>
                <draw:line draw:style-name="gr1" draw:text-style-name="P1" draw:layer="layout" svg:x1="12.3cm" svg:y1="15cm" svg:x2="18cm" svg:y2="15cm">
                  <text:p/>
                </draw:line>
                <draw:line draw:style-name="gr1" draw:text-style-name="P1" draw:layer="layout" svg:x1="12.3cm" svg:y1="16cm" svg:x2="18cm" svg:y2="16cm">
                  <text:p/>
                </draw:line>
              </draw:g>
              <draw:g>
                <draw:line draw:style-name="gr1" draw:text-style-name="P1" draw:layer="layout" svg:x1="18cm" svg:y1="15cm" svg:x2="18.8cm" svg:y2="15cm">
                  <text:p/>
                </draw:line>
                <draw:line draw:style-name="gr1" draw:text-style-name="P1" draw:layer="layout" svg:x1="18.8cm" svg:y1="15cm" svg:x2="19.3cm" svg:y2="16cm">
                  <text:p/>
                </draw:line>
                <draw:line draw:style-name="gr1" draw:text-style-name="P1" draw:layer="layout" svg:x1="19.3cm" svg:y1="15cm" svg:x2="18.8cm" svg:y2="16cm">
                  <text:p/>
                </draw:line>
                <draw:line draw:style-name="gr1" draw:text-style-name="P1" draw:layer="layout" svg:x1="18cm" svg:y1="16cm" svg:x2="18.8cm" svg:y2="16cm">
                  <text:p/>
                </draw:line>
              </draw:g>
              <draw:g>
                <draw:line draw:style-name="gr1" draw:text-style-name="P1" draw:layer="layout" svg:x1="19.3cm" svg:y1="15cm" svg:x2="22.8cm" svg:y2="15cm">
                  <text:p/>
                </draw:line>
                <draw:line draw:style-name="gr1" draw:text-style-name="P1" draw:layer="layout" svg:x1="22.8cm" svg:y1="15cm" svg:x2="23.3cm" svg:y2="16cm">
                  <text:p/>
                </draw:line>
                <draw:line draw:style-name="gr1" draw:text-style-name="P1" draw:layer="layout" svg:x1="23.3cm" svg:y1="15cm" svg:x2="22.8cm" svg:y2="16cm">
                  <text:p/>
                </draw:line>
                <draw:line draw:style-name="gr1" draw:text-style-name="P1" draw:layer="layout" svg:x1="19.3cm" svg:y1="16cm" svg:x2="22.8cm" svg:y2="16cm">
                  <text:p/>
                </draw:line>
              </draw:g>
              <draw:line draw:style-name="gr1" draw:text-style-name="P1" draw:layer="layout" svg:x1="23.3cm" svg:y1="15cm" svg:x2="25cm" svg:y2="15cm">
                <text:p/>
              </draw:line>
              <draw:line draw:style-name="gr1" draw:text-style-name="P1" draw:layer="layout" svg:x1="23.3cm" svg:y1="16cm" svg:x2="25cm" svg:y2="16cm">
                <text:p/>
              </draw:line>
              <draw:polygon draw:style-name="gr16" draw:text-style-name="P1" draw:layer="layout" svg:width="1.952cm" svg:height="0.999cm" svg:x="4cm" svg:y="15cm" svg:viewBox="0 0 1953 1000" draw:points="0,0 0,1000 1700,1000 1953,493 1700,0">
                <text:p/>
              </draw:polygon>
              <draw:frame draw:style-name="gr5" draw:layer="layout" svg:width="1.556cm" svg:height="0.962cm" svg:x="8.2cm" svg:y="15cm">
                <draw:text-box>
                  <text:p>000</text:p>
                </draw:text-box>
              </draw:frame>
              <draw:frame draw:style-name="gr5" draw:layer="layout" svg:width="1.594cm" svg:height="0.962cm" svg:x="14.7cm" svg:y="15cm">
                <draw:text-box>
                  <text:p>0F0</text:p>
                </draw:text-box>
              </draw:frame>
              <draw:frame draw:style-name="gr5" draw:layer="layout" svg:width="1.556cm" svg:height="0.962cm" svg:x="20.2cm" svg:y="15cm">
                <draw:text-box>
                  <text:p>078</text:p>
                </draw:text-box>
              </draw:frame>
              <draw:frame draw:style-name="gr5" draw:layer="layout" svg:width="1.662cm" svg:height="0.962cm" svg:x="23.4cm" svg:y="15cm">
                <draw:text-box>
                  <text:p>13C</text:p>
                </draw:text-box>
              </draw:frame>
            </draw:g>
            <draw:frame draw:style-name="gr14" draw:layer="layout" svg:width="2.692cm" svg:height="1.518cm" svg:x="1.5cm" svg:y="14.7cm">
              <draw:text-box>
                <text:p>Q8~Q0</text:p>
                <text:p text:style-name="P1"><text:span text:style-name="T2">(HEX)</text:span></text:p>
              </draw:text-box>
            </draw:frame>
          </draw:g>
        </draw:g>
      </draw:page>
      <draw:page draw:name="page3" draw:style-name="dp1" draw:master-page-name="Padrão">
        <draw:g draw:name="Tela 55">
          <draw:frame draw:name="Caixa de texto 35" draw:style-name="gr17" draw:text-style-name="P8" draw:layer="layout" svg:width="0.913cm" svg:height="0.6cm" svg:x="19.034cm" svg:y="12.649cm">
            <draw:text-box>
              <text:p text:style-name="P7"><text:span text:style-name="T6">MR</text:span></text:p>
            </draw:text-box>
          </draw:frame>
          <draw:custom-shape draw:style-name="gr18" draw:text-style-name="P10" draw:layer="layout" svg:width="6.4cm" svg:height="2.1cm" svg:x="19.2cm" svg:y="11.2cm">
            <text:p text:style-name="P9"><text:span text:style-name="T7">Registrador de Deslocamento</text:span></text:p>
            <text:p text:style-name="P9"><text:span text:style-name="T7">à Direita</text:span></text:p>
            <text:p text:style-name="P9"><text:span text:style-name="T7">(6 bits)</text:span></text:p>
            <draw:enhanced-geometry svg:viewBox="0 0 21600 21600" draw:type="rectangle" draw:enhanced-path="M 0 0 L 21600 0 21600 21600 0 21600 0 0 Z N"/>
          </draw:custom-shape>
          <draw:g draw:name="Grupo 289">
            <draw:frame draw:name="Caixa de texto 35" draw:style-name="gr17" draw:text-style-name="P11" draw:layer="layout" svg:width="0.884cm" svg:height="0.556cm" svg:x="20.733cm" svg:y="11.087cm">
              <draw:text-box>
                <text:p text:style-name="P7"><text:span text:style-name="T8">P5</text:span></text:p>
              </draw:text-box>
            </draw:frame>
            <draw:frame draw:name="Caixa de texto 35" draw:style-name="gr17" draw:text-style-name="P11" draw:layer="layout" svg:width="0.884cm" svg:height="0.556cm" svg:x="21.227cm" svg:y="11.087cm">
              <draw:text-box>
                <text:p text:style-name="P7"><text:span text:style-name="T8">P4</text:span></text:p>
              </draw:text-box>
            </draw:frame>
            <draw:frame draw:name="Caixa de texto 35" draw:style-name="gr17" draw:text-style-name="P11" draw:layer="layout" svg:width="0.884cm" svg:height="0.556cm" svg:x="21.8cm" svg:y="11.087cm">
              <draw:text-box>
                <text:p text:style-name="P7"><text:span text:style-name="T8">P3</text:span></text:p>
              </draw:text-box>
            </draw:frame>
            <draw:frame draw:name="Caixa de texto 35" draw:style-name="gr17" draw:text-style-name="P11" draw:layer="layout" svg:width="0.884cm" svg:height="0.556cm" svg:x="22.303cm" svg:y="11.087cm">
              <draw:text-box>
                <text:p text:style-name="P7"><text:span text:style-name="T8">P2</text:span></text:p>
              </draw:text-box>
            </draw:frame>
            <draw:frame draw:name="Caixa de texto 35" draw:style-name="gr17" draw:text-style-name="P11" draw:layer="layout" svg:width="0.884cm" svg:height="0.556cm" svg:x="22.801cm" svg:y="11.087cm">
              <draw:text-box>
                <text:p text:style-name="P7"><text:span text:style-name="T8">P1</text:span></text:p>
              </draw:text-box>
            </draw:frame>
            <draw:frame draw:name="Caixa de texto 35" draw:style-name="gr17" draw:text-style-name="P11" draw:layer="layout" svg:width="0.884cm" svg:height="0.556cm" svg:x="23.316cm" svg:y="11.087cm">
              <draw:text-box>
                <text:p text:style-name="P7"><text:span text:style-name="T8">P0</text:span></text:p>
              </draw:text-box>
            </draw:frame>
          </draw:g>
          <draw:g draw:name="Grupo 92">
            <draw:frame draw:name="Caixa de texto 35" draw:style-name="gr17" draw:text-style-name="P11" draw:layer="layout" svg:width="0.884cm" svg:height="0.556cm" svg:x="20.765cm" svg:y="12.805cm">
              <draw:text-box>
                <text:p text:style-name="P7"><text:span text:style-name="T8">Q5</text:span></text:p>
              </draw:text-box>
            </draw:frame>
            <draw:frame draw:name="Caixa de texto 35" draw:style-name="gr17" draw:text-style-name="P11" draw:layer="layout" svg:width="0.884cm" svg:height="0.556cm" svg:x="21.261cm" svg:y="12.805cm">
              <draw:text-box>
                <text:p text:style-name="P7"><text:span text:style-name="T8">Q4</text:span></text:p>
              </draw:text-box>
            </draw:frame>
            <draw:frame draw:name="Caixa de texto 35" draw:style-name="gr17" draw:text-style-name="P11" draw:layer="layout" svg:width="0.884cm" svg:height="0.556cm" svg:x="21.79cm" svg:y="12.805cm">
              <draw:text-box>
                <text:p text:style-name="P7"><text:span text:style-name="T8">Q3</text:span></text:p>
              </draw:text-box>
            </draw:frame>
            <draw:frame draw:name="Caixa de texto 35" draw:style-name="gr17" draw:text-style-name="P11" draw:layer="layout" svg:width="0.884cm" svg:height="0.556cm" svg:x="22.335cm" svg:y="12.805cm">
              <draw:text-box>
                <text:p text:style-name="P7"><text:span text:style-name="T8">Q2</text:span></text:p>
              </draw:text-box>
            </draw:frame>
            <draw:frame draw:name="Caixa de texto 35" draw:style-name="gr17" draw:text-style-name="P11" draw:layer="layout" svg:width="0.884cm" svg:height="0.556cm" svg:x="22.833cm" svg:y="12.805cm">
              <draw:text-box>
                <text:p text:style-name="P7"><text:span text:style-name="T8">Q1</text:span></text:p>
              </draw:text-box>
            </draw:frame>
            <draw:frame draw:name="Caixa de texto 35" draw:style-name="gr17" draw:text-style-name="P11" draw:layer="layout" svg:width="1.252cm" svg:height="0.556cm" svg:x="23.348cm" svg:y="12.805cm">
              <draw:text-box>
                <text:p text:style-name="P7"><text:span text:style-name="T8">Q0/SS</text:span></text:p>
              </draw:text-box>
            </draw:frame>
          </draw:g>
          <draw:g draw:name="Grupo 290">
            <draw:connector draw:name="Conector reto 74" draw:style-name="gr19" draw:text-style-name="P12" draw:layer="layout" draw:type="line" svg:x1="21.2cm" svg:y1="13.898cm" svg:x2="21.2cm" svg:y2="13.307cm" svg:d="M21200 13898v-591" svg:viewBox="0 0 1 592">
              <text:p/>
            </draw:connector>
            <draw:connector draw:name="Conector reto 75" draw:style-name="gr20" draw:text-style-name="P12" draw:layer="layout" draw:type="line" svg:x1="21.707cm" svg:y1="13.898cm" svg:x2="21.707cm" svg:y2="13.307cm" svg:d="M21707 13898v-591" svg:viewBox="0 0 1 592">
              <text:p/>
            </draw:connector>
            <draw:connector draw:name="Conector reto 76" draw:style-name="gr21" draw:text-style-name="P12" draw:layer="layout" draw:type="line" svg:x1="22.214cm" svg:y1="13.898cm" svg:x2="22.214cm" svg:y2="13.307cm" svg:d="M22214 13898v-591" svg:viewBox="0 0 1 592">
              <text:p/>
            </draw:connector>
            <draw:connector draw:name="Conector reto 77" draw:style-name="gr22" draw:text-style-name="P12" draw:layer="layout" draw:type="line" svg:x1="22.721cm" svg:y1="13.898cm" svg:x2="22.719cm" svg:y2="13.307cm" svg:d="M22721 13898l-2-591" svg:viewBox="0 0 3 592">
              <text:p/>
            </draw:connector>
            <draw:connector draw:name="Conector reto 78" draw:style-name="gr23" draw:text-style-name="P12" draw:layer="layout" draw:type="line" svg:x1="23.227cm" svg:y1="13.9cm" svg:x2="23.227cm" svg:y2="13.307cm" svg:d="M23227 13900v-593" svg:viewBox="0 0 1 594">
              <text:p/>
            </draw:connector>
            <draw:connector draw:name="Conector reto 78" draw:style-name="gr24" draw:text-style-name="P12" draw:layer="layout" draw:type="line" svg:x1="23.734cm" svg:y1="13.893cm" svg:x2="23.734cm" svg:y2="13.3cm" svg:d="M23734 13893v-593" svg:viewBox="0 0 1 594">
              <text:p/>
            </draw:connector>
          </draw:g>
          <draw:g draw:name="Grupo 290">
            <draw:connector draw:name="Conector reto 74" draw:style-name="gr25" draw:text-style-name="P13" draw:layer="layout" draw:type="line" svg:x1="21.2cm" svg:y1="11.198cm" svg:x2="21.2cm" svg:y2="10.607cm" svg:d="M21200 11198v-591" svg:viewBox="0 0 1 592">
              <text:p/>
            </draw:connector>
            <draw:connector draw:name="Conector reto 75" draw:style-name="gr25" draw:text-style-name="P13" draw:layer="layout" draw:type="line" svg:x1="21.707cm" svg:y1="11.198cm" svg:x2="21.707cm" svg:y2="10.607cm" svg:d="M21707 11198v-591" svg:viewBox="0 0 1 592">
              <text:p/>
            </draw:connector>
            <draw:connector draw:name="Conector reto 76" draw:style-name="gr25" draw:text-style-name="P13" draw:layer="layout" draw:type="line" svg:x1="22.214cm" svg:y1="11.198cm" svg:x2="22.214cm" svg:y2="10.607cm" svg:d="M22214 11198v-591" svg:viewBox="0 0 1 592">
              <text:p/>
            </draw:connector>
            <draw:connector draw:name="Conector reto 77" draw:style-name="gr25" draw:text-style-name="P13" draw:layer="layout" draw:type="line" svg:x1="22.721cm" svg:y1="11.198cm" svg:x2="22.719cm" svg:y2="10.607cm" svg:d="M22721 11198l-2-591" svg:viewBox="0 0 3 592">
              <text:p/>
            </draw:connector>
            <draw:connector draw:name="Conector reto 78" draw:style-name="gr25" draw:text-style-name="P13" draw:layer="layout" draw:type="line" svg:x1="23.227cm" svg:y1="11.2cm" svg:x2="23.227cm" svg:y2="10.607cm" svg:d="M23227 11200v-593" svg:viewBox="0 0 1 594">
              <text:p/>
            </draw:connector>
            <draw:connector draw:name="Conector reto 78" draw:style-name="gr25" draw:text-style-name="P13" draw:layer="layout" draw:type="line" svg:x1="23.734cm" svg:y1="11.193cm" svg:x2="23.734cm" svg:y2="10.6cm" svg:d="M23734 11193v-593" svg:viewBox="0 0 1 594">
              <text:p/>
            </draw:connector>
          </draw:g>
          <draw:frame draw:name="Caixa de texto 35" draw:style-name="gr17" draw:text-style-name="P11" draw:layer="layout" svg:width="0.884cm" svg:height="0.556cm" svg:x="19.034cm" svg:y="11.412cm">
            <draw:text-box>
              <text:p text:style-name="P7"><text:span text:style-name="T8">ES</text:span></text:p>
            </draw:text-box>
          </draw:frame>
          <draw:frame draw:name="Caixa de texto 35" draw:style-name="gr17" draw:text-style-name="P11" draw:layer="layout" svg:width="0.884cm" svg:height="0.556cm" svg:x="19.034cm" svg:y="11.994cm">
            <draw:text-box>
              <text:p text:style-name="P7"><text:span text:style-name="T8">LD</text:span></text:p>
            </draw:text-box>
          </draw:frame>
          <draw:frame draw:name="Caixa de texto 35" draw:style-name="gr17" draw:text-style-name="P11" draw:layer="layout" svg:width="0.884cm" svg:height="0.556cm" svg:x="19.198cm" svg:y="12.333cm">
            <draw:text-box>
              <text:p text:style-name="P7"><text:span text:style-name="T8">ck</text:span></text:p>
            </draw:text-box>
          </draw:frame>
          <draw:custom-shape draw:name="Elipse 45" draw:style-name="gr26" draw:text-style-name="P13" draw:layer="layout" svg:width="0.128cm" svg:height="0.128cm" svg:x="19.034cm" svg:y="12.922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line draw:style-name="gr27" draw:text-style-name="P1" draw:layer="layout" svg:x1="18.4cm" svg:y1="12.982cm" svg:x2="19.024cm" svg:y2="12.982cm">
            <text:p/>
          </draw:line>
          <draw:line draw:style-name="gr27" draw:text-style-name="P1" draw:layer="layout" svg:x1="18.4cm" svg:y1="12.679cm" svg:x2="19.224cm" svg:y2="12.679cm">
            <text:p/>
          </draw:line>
          <draw:line draw:style-name="gr27" draw:text-style-name="P1" draw:layer="layout" svg:x1="18.4cm" svg:y1="12.319cm" svg:x2="19.224cm" svg:y2="12.319cm">
            <text:p/>
          </draw:line>
          <draw:line draw:style-name="gr27" draw:text-style-name="P1" draw:layer="layout" svg:x1="18.4cm" svg:y1="11.719cm" svg:x2="19.224cm" svg:y2="11.719cm">
            <text:p/>
          </draw:line>
          <draw:line draw:style-name="gr27" draw:text-style-name="P1" draw:layer="layout" svg:x1="19.2cm" svg:y1="12.6cm" svg:x2="19.4cm" svg:y2="12.7cm">
            <text:p/>
          </draw:line>
          <draw:line draw:style-name="gr27" draw:text-style-name="P1" draw:layer="layout" svg:x1="19.2cm" svg:y1="12.8cm" svg:x2="19.4cm" svg:y2="12.7cm">
            <text:p/>
          </draw:line>
          <draw:line draw:style-name="gr28" draw:text-style-name="P1" draw:layer="layout" svg:x1="23.226cm" svg:y1="13.5cm" svg:x2="23.226cm" svg:y2="14.3cm">
            <text:p text:style-name="P1"><text:s/></text:p>
          </draw:line>
          <draw:line draw:style-name="gr27" draw:text-style-name="P1" draw:layer="layout" svg:x1="23.744cm" svg:y1="14.1cm" svg:x2="18.8cm" svg:y2="14.1cm">
            <text:p/>
          </draw:line>
          <draw:line draw:style-name="gr27" draw:text-style-name="P1" draw:layer="layout" svg:x1="18.8cm" svg:y1="14.1cm" svg:x2="18.8cm" svg:y2="11.7cm">
            <text:p/>
          </draw:line>
          <draw:custom-shape draw:style-name="gr29" draw:text-style-name="P14" draw:layer="layout" svg:width="0.4cm" svg:height="0.4cm" svg:x="21cm" svg:y="14.3cm">
            <text:p text:style-name="P1"><text:span text:style-name="T9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0.4cm" svg:height="0.4cm" svg:x="21.5cm" svg:y="14.3cm">
            <text:p text:style-name="P1"><text:span text:style-name="T10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0.4cm" svg:height="0.4cm" svg:x="22.018cm" svg:y="14.3cm">
            <text:p text:style-name="P1"><text:span text:style-name="T10">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0.4cm" svg:height="0.4cm" svg:x="22.527cm" svg:y="14.3cm">
            <text:p text:style-name="P1"><text:span text:style-name="T10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0.4cm" svg:height="0.4cm" svg:x="23.036cm" svg:y="14.3cm">
            <text:p text:style-name="P1"><text:span text:style-name="T10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0.4cm" svg:height="0.4cm" svg:x="23.536cm" svg:y="14.3cm">
            <text:p text:style-name="P1"><text:span text:style-name="T10">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2.726cm" svg:y1="13.5cm" svg:x2="22.726cm" svg:y2="14.3cm">
            <text:p text:style-name="P1"><text:s/></text:p>
          </draw:line>
          <draw:line draw:style-name="gr28" draw:text-style-name="P1" draw:layer="layout" svg:x1="22.217cm" svg:y1="13.5cm" svg:x2="22.217cm" svg:y2="14.3cm">
            <text:p text:style-name="P1"><text:s/></text:p>
          </draw:line>
          <draw:line draw:style-name="gr28" draw:text-style-name="P1" draw:layer="layout" svg:x1="21.708cm" svg:y1="13.5cm" svg:x2="21.708cm" svg:y2="14.3cm">
            <text:p text:style-name="P1"><text:s/></text:p>
          </draw:line>
          <draw:line draw:style-name="gr28" draw:text-style-name="P1" draw:layer="layout" svg:x1="21.199cm" svg:y1="13.5cm" svg:x2="21.199cm" svg:y2="14.3cm">
            <text:p text:style-name="P1"><text:s/></text:p>
          </draw:line>
          <draw:line draw:style-name="gr28" draw:text-style-name="P1" draw:layer="layout" svg:x1="23.735cm" svg:y1="13.5cm" svg:x2="23.735cm" svg:y2="14.3cm">
            <text:p text:style-name="P1"><text:s/></text:p>
          </draw:line>
          <draw:custom-shape draw:style-name="gr30" draw:text-style-name="P15" draw:layer="layout" svg:width="0.1cm" svg:height="0.1cm" svg:x="23.682cm" svg:y="14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5" draw:layer="layout" svg:width="0.1cm" svg:height="0.1cm" svg:x="18.756cm" svg:y="11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6" xml:id="id2" draw:id="id2" draw:layer="layout" svg:width="1.321cm" svg:height="1.321cm" svg:x="15.979cm" svg:y="3.2cm">
            <text:p text:style-name="P1"><text:span text:style-name="T1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3" draw:id="id3" draw:layer="layout" svg:width="1.321cm" svg:height="1.321cm" svg:x="19.579cm" svg:y="2.5cm">
            <text:p text:style-name="P1"><text:span text:style-name="T1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4" draw:id="id4" draw:layer="layout" svg:width="1.321cm" svg:height="1.321cm" svg:x="22.8cm" svg:y="2.1cm">
            <text:p text:style-name="P1"><text:span text:style-name="T1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5" draw:id="id5" draw:layer="layout" svg:width="1.321cm" svg:height="1.321cm" svg:x="24.879cm" svg:y="4.1cm">
            <text:p text:style-name="P1"><text:span text:style-name="T1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6" draw:id="id6" draw:layer="layout" svg:width="1.321cm" svg:height="1.321cm" svg:x="24.079cm" svg:y="6.979cm">
            <text:p text:style-name="P1"><text:span text:style-name="T1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7" draw:id="id7" draw:layer="layout" svg:width="1.321cm" svg:height="1.321cm" svg:x="20.779cm" svg:y="7.279cm">
            <text:p text:style-name="P1"><text:span text:style-name="T1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8" draw:id="id8" draw:layer="layout" svg:width="1.321cm" svg:height="1.321cm" svg:x="18.7cm" svg:y="5.179cm">
            <text:p text:style-name="P1"><text:span text:style-name="T1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9" draw:id="id9" draw:layer="layout" svg:width="1.321cm" svg:height="1.321cm" svg:x="15.2cm" svg:y="5.8cm">
            <text:p text:style-name="P1"><text:span text:style-name="T1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xml:id="id1" draw:id="id1" draw:layer="layout" svg:width="0.4cm" svg:height="0.4cm" svg:x="13.7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3" draw:text-style-name="P17" draw:layer="layout" draw:type="curve" svg:x1="14.1cm" svg:y1="4cm" svg:x2="15.979cm" svg:y2="3.861cm" draw:start-shape="id1" draw:start-glue-point="10" draw:end-shape="id2" draw:end-glue-point="6" svg:d="M14100 4000c1410 0 471-139 1879-139" svg:viewBox="0 0 1880 140">
            <text:p/>
          </draw:connector>
          <draw:connector draw:style-name="gr33" draw:text-style-name="P17" draw:layer="layout" draw:type="curve" svg:x1="17.3cm" svg:y1="3.861cm" svg:x2="19.579cm" svg:y2="3.161cm" draw:start-shape="id2" draw:start-glue-point="10" draw:end-shape="id3" draw:end-glue-point="6" svg:d="M17300 3861c1708 0 569-700 2279-700" svg:viewBox="0 0 2280 701">
            <text:p/>
          </draw:connector>
          <draw:connector draw:style-name="gr33" draw:text-style-name="P17" draw:layer="layout" draw:type="curve" svg:x1="20.9cm" svg:y1="3.161cm" svg:x2="22.8cm" svg:y2="2.761cm" draw:start-shape="id3" draw:start-glue-point="10" draw:end-shape="id4" draw:end-glue-point="6" svg:d="M20900 3161c1425 0 475-400 1900-400" svg:viewBox="0 0 1901 401">
            <text:p/>
          </draw:connector>
          <draw:connector draw:style-name="gr33" draw:text-style-name="P17" draw:layer="layout" draw:type="curve" svg:x1="24.121cm" svg:y1="2.761cm" svg:x2="25.54cm" svg:y2="4.1cm" draw:start-shape="id4" draw:start-glue-point="10" draw:end-shape="id5" draw:end-glue-point="4" svg:d="M24121 2761c946 0 1419 446 1419 1339" svg:viewBox="0 0 1420 1340">
            <text:p/>
          </draw:connector>
          <draw:connector draw:style-name="gr33" draw:text-style-name="P17" draw:layer="layout" draw:type="curve" svg:x1="24.079cm" svg:y1="7.64cm" svg:x2="22.1cm" svg:y2="7.94cm" draw:start-shape="id6" draw:start-glue-point="6" draw:end-shape="id7" draw:end-glue-point="10" svg:d="M24079 7640c-1485 0-496 300-1979 300" svg:viewBox="0 0 1980 301">
            <text:p/>
          </draw:connector>
          <draw:connector draw:style-name="gr33" draw:text-style-name="P17" draw:layer="layout" draw:type="curve" svg:x1="25.54cm" svg:y1="5.421cm" svg:x2="25.207cm" svg:y2="7.172cm" draw:start-shape="id5" draw:start-glue-point="8" draw:end-shape="id6" draw:end-glue-point="11" svg:d="M25540 5421c0 1168-333 293-333 1751" svg:viewBox="0 0 334 1752">
            <text:p/>
          </draw:connector>
          <draw:connector draw:style-name="gr33" draw:text-style-name="P17" draw:layer="layout" draw:type="curve" svg:x1="20.779cm" svg:y1="7.94cm" svg:x2="19.828cm" svg:y2="6.307cm" draw:start-shape="id7" draw:start-glue-point="6" draw:end-shape="id8" draw:end-glue-point="9" svg:d="M20779 7940c-634 0-951-544-951-1633" svg:viewBox="0 0 952 1634">
            <text:p/>
          </draw:connector>
          <draw:connector draw:style-name="gr33" draw:text-style-name="P17" draw:layer="layout" draw:type="curve" svg:x1="19.361cm" svg:y1="5.179cm" svg:x2="20.24cm" svg:y2="3.821cm" draw:start-shape="id8" draw:start-glue-point="4" draw:end-shape="id3" draw:end-glue-point="8" svg:d="M19361 5179c0-1018 879-340 879-1358" svg:viewBox="0 0 880 1359">
            <text:p/>
          </draw:connector>
          <draw:connector draw:style-name="gr33" draw:text-style-name="P17" draw:layer="layout" draw:type="curve" svg:x1="15.861cm" svg:y1="5.8cm" svg:x2="16.64cm" svg:y2="4.521cm" draw:start-shape="id9" draw:start-glue-point="4" draw:end-shape="id2" draw:end-glue-point="8" svg:d="M15861 5800c0-960 779-321 779-1279" svg:viewBox="0 0 780 1280">
            <text:p/>
          </draw:connector>
          <draw:frame draw:style-name="gr34" draw:text-style-name="P18" draw:layer="layout" svg:width="1.878cm" svg:height="0.962cm" svg:x="13cm" svg:y="2.9cm">
            <draw:text-box>
              <text:p><text:span text:style-name="T11">POR</text:span></text:p>
            </draw:text-box>
          </draw:frame>
        </draw:g>
        <draw:g>
          <draw:custom-shape draw:style-name="gr31" draw:text-style-name="P16" xml:id="id10" draw:id="id10" draw:layer="layout" svg:width="1.321cm" svg:height="1.321cm" svg:x="7.8cm" svg:y="10.2cm">
            <text:p text:style-name="P1"><text:span text:style-name="T1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11" draw:id="id11" draw:layer="layout" svg:width="1.321cm" svg:height="1.321cm" svg:x="11.221cm" svg:y="11.079cm">
            <text:p text:style-name="P1"><text:span text:style-name="T1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12" draw:id="id12" draw:layer="layout" svg:width="1.321cm" svg:height="1.321cm" svg:x="13cm" svg:y="13.279cm">
            <text:p text:style-name="P1"><text:span text:style-name="T1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13" draw:id="id13" draw:layer="layout" svg:width="1.321cm" svg:height="1.321cm" svg:x="9cm" svg:y="13.779cm">
            <text:p text:style-name="P1"><text:span text:style-name="T1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6" xml:id="id14" draw:id="id14" draw:layer="layout" svg:width="1.321cm" svg:height="1.321cm" svg:x="4.9cm" svg:y="9.979cm">
            <text:p text:style-name="P1"><text:span text:style-name="T1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3" draw:text-style-name="P17" draw:layer="layout" draw:type="curve" svg:x1="9.121cm" svg:y1="10.861cm" svg:x2="11.221cm" svg:y2="11.74cm" draw:start-shape="id10" draw:start-glue-point="10" draw:end-shape="id11" draw:end-glue-point="6" svg:d="M9121 10861c1575 0 525 879 2100 879" svg:viewBox="0 0 2101 880">
            <text:p/>
          </draw:connector>
          <draw:connector draw:style-name="gr33" draw:text-style-name="P17" draw:layer="layout" draw:type="curve" svg:x1="12.542cm" svg:y1="11.74cm" svg:x2="13.661cm" svg:y2="13.279cm" draw:start-shape="id11" draw:start-glue-point="10" draw:end-shape="id12" draw:end-glue-point="4" svg:d="M12542 11740c746 0 1119 513 1119 1539" svg:viewBox="0 0 1120 1540">
            <text:p/>
          </draw:connector>
          <draw:connector draw:style-name="gr33" draw:text-style-name="P17" draw:layer="layout" draw:type="curve" svg:x1="13.193cm" svg:y1="14.407cm" svg:x2="10.128cm" svg:y2="14.907cm" draw:start-shape="id12" draw:start-glue-point="7" draw:end-shape="id13" draw:end-glue-point="9" svg:d="M13193 14407c-2299 0-767 500-3065 500" svg:viewBox="0 0 3066 501">
            <text:p/>
          </draw:connector>
          <draw:connector draw:style-name="gr33" draw:text-style-name="P17" draw:layer="layout" draw:type="curve" svg:x1="9.661cm" svg:y1="13.779cm" svg:x2="11.414cm" svg:y2="12.207cm" draw:start-shape="id13" draw:start-glue-point="4" draw:end-shape="id11" draw:end-glue-point="7" svg:d="M9661 13779c0-1035 1753-249 1753-1572" svg:viewBox="0 0 1754 1573">
            <text:p/>
          </draw:connector>
          <draw:connector draw:style-name="gr33" draw:text-style-name="P17" draw:layer="layout" draw:type="curve" svg:x1="6.221cm" svg:y1="10.64cm" svg:x2="7.8cm" svg:y2="10.861cm" draw:start-shape="id14" draw:start-glue-point="10" draw:end-shape="id10" draw:end-glue-point="6" svg:d="M6221 10640c1183 0 394 221 1579 221" svg:viewBox="0 0 1580 222">
            <text:p/>
          </draw:connector>
          <draw:custom-shape draw:style-name="gr32" draw:text-style-name="P17" xml:id="id15" draw:id="id15" draw:layer="layout" svg:width="0.4cm" svg:height="0.4cm" svg:x="2.7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3" draw:text-style-name="P17" draw:layer="layout" draw:type="curve" svg:x1="3.1cm" svg:y1="10.979cm" svg:x2="4.979cm" svg:y2="10.84cm" draw:start-shape="id15" draw:start-glue-point="10" svg:d="M3100 10979c1786 0 847-139 1879-139" svg:viewBox="0 0 1880 140">
            <text:p/>
          </draw:connector>
          <draw:frame draw:style-name="gr34" draw:text-style-name="P18" draw:layer="layout" svg:width="1.878cm" svg:height="0.962cm" svg:x="2cm" svg:y="9.879cm">
            <draw:text-box>
              <text:p><text:span text:style-name="T11">PO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8:28:50.79</meta:creation-date>
    <dc:date>2015-08-02T20:41:31.474869325</dc:date>
    <meta:editing-duration>P1DT1H43M44S</meta:editing-duration>
    <meta:editing-cycles>18</meta:editing-cycles>
    <meta:generator>LibreOffice/4.2.8.2$Linux_x86 LibreOffice_project/420m0$Build-2</meta:generator>
    <meta:document-statistic meta:object-count="374"/>
  </office:meta>
</office:document-meta>
</file>